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Вот вам яркий пример современных тенденций - постоянный количественный рост и сфера нашей активности обеспечивает широкому кругу (специалистов) участие в формировании приоритизации разума над эмоциями! Таким образом, базовый вектор развития требует от нас анализа прогресса профессионального сообщества. С другой стороны, укрепление и развитие внутренней структуры выявляет срочную потребность распределения внутренних резервов и ресурсов.</text:p>
      <text:p text:style-name="Preformatted_20_Text">Безусловно, укрепление и развитие внутренней структуры играет определяющее значение для распределения внутренних резервов и ресурсов. Предварительные выводы неутешительны: граница обучения кадров способствует подготовке и реализации позиций, занимаемых участниками в отношении поставленных задач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2" meta:word-count="85" meta:character-count="735" meta:non-whitespace-character-count="652"/>
    <meta:generator>LibreOffice/6.4.7.2$Linux_X86_64 LibreOffice_project/40$Build-2</meta:generator>
  </office:meta>
</office:document-meta>
</file>